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fo:color="#ff3333"/>
    </style:style>
    <style:style style:name="P2" style:family="paragraph">
      <style:text-properties fo:color="#ffd320"/>
    </style:style>
    <style:style style:name="P3" style:family="paragraph">
      <style:text-properties fo:color="#99ff66"/>
    </style:style>
    <style:style style:name="P4" style:family="paragraph"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8pt"/>
    </style:style>
    <style:style style:name="P7" style:family="paragraph">
      <style:text-properties fo:color="#ff3333" fo:font-size="18pt"/>
    </style:style>
    <style:style style:name="P8" style:family="paragraph">
      <style:text-properties fo:color="#ffd320" fo:font-size="18pt"/>
    </style:style>
    <style:style style:name="P9" style:family="paragraph">
      <style:text-properties fo:font-size="18pt" style:font-size-asian="18pt"/>
    </style:style>
    <style:style style:name="P10" style:family="paragraph">
      <style:text-properties style:font-size-asian="20pt"/>
    </style:style>
    <style:style style:name="P11" style:family="paragraph">
      <style:text-properties fo:color="#99ff66" fo:font-size="18pt"/>
    </style:style>
    <style:style style:name="P12" style:family="paragraph">
      <style:text-properties style:font-size-asian="18pt"/>
    </style:style>
    <style:style style:name="P13" style:family="paragraph">
      <style:text-properties style:text-underline-style="solid" style:text-underline-width="auto" style:text-underline-color="font-color" style:font-size-asian="18pt"/>
    </style:style>
    <style:style style:name="T1" style:family="text">
      <style:text-properties fo:color="#ff3333"/>
    </style:style>
    <style:style style:name="T2" style:family="text">
      <style:text-properties fo:color="#ffd320"/>
    </style:style>
    <style:style style:name="T3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layer="layout" svg:width="2cm" svg:height="0.963cm" svg:x="1.6cm" svg:y="4.637cm">
          <draw:text-box>
            <text:p>N1 ⇒</text:p>
          </draw:text-box>
        </draw:frame>
        <draw:frame draw:style-name="gr1" draw:text-style-name="P1" draw:layer="layout" svg:width="2cm" svg:height="0.963cm" svg:x="4.2cm" svg:y="6.437cm">
          <draw:text-box>
            <text:p text:style-name="P1"><text:span text:style-name="T1">e1</text:span></text:p>
          </draw:text-box>
        </draw:frame>
        <draw:frame draw:style-name="gr1" draw:text-style-name="P1" draw:layer="layout" svg:width="2cm" svg:height="0.963cm" svg:x="4.2cm" svg:y="4.6cm">
          <draw:text-box>
            <text:p text:style-name="P1"><text:span text:style-name="T1">e2</text:span></text:p>
          </draw:text-box>
        </draw:frame>
        <draw:frame draw:style-name="gr1" draw:text-style-name="P1" draw:layer="layout" svg:width="2cm" svg:height="0.963cm" svg:x="4.2cm" svg:y="2.637cm">
          <draw:text-box>
            <text:p text:style-name="P1"><text:span text:style-name="T1">e3</text:span></text:p>
          </draw:text-box>
        </draw:frame>
        <draw:frame draw:style-name="gr1" draw:text-style-name="P2" draw:layer="layout" svg:width="2cm" svg:height="0.963cm" svg:x="7.3cm" svg:y="6.4cm">
          <draw:text-box>
            <text:p text:style-name="P2"><text:span text:style-name="T2">e4</text:span></text:p>
          </draw:text-box>
        </draw:frame>
        <draw:frame draw:style-name="gr1" draw:text-style-name="P2" draw:layer="layout" svg:width="2cm" svg:height="0.963cm" svg:x="7.4cm" svg:y="4.6cm">
          <draw:text-box>
            <text:p text:style-name="P2"><text:span text:style-name="T2">e5</text:span></text:p>
          </draw:text-box>
        </draw:frame>
        <draw:frame draw:style-name="gr1" draw:text-style-name="P3" draw:layer="layout" svg:width="2cm" svg:height="0.963cm" svg:x="10.4cm" svg:y="6.4cm">
          <draw:text-box>
            <text:p text:style-name="P3"><text:span text:style-name="T3">e6</text:span></text:p>
          </draw:text-box>
        </draw:frame>
        <draw:frame draw:style-name="gr1" draw:text-style-name="P3" draw:layer="layout" svg:width="2cm" svg:height="0.963cm" svg:x="13cm" svg:y="6.4cm">
          <draw:text-box>
            <text:p text:style-name="P3"><text:span text:style-name="T3">e7</text:span></text:p>
          </draw:text-box>
        </draw:frame>
        <draw:frame draw:style-name="gr2" draw:layer="layout" svg:width="24.4cm" svg:height="2.31cm" svg:x="1.4cm" svg:y="0.8cm">
          <draw:text-box>
            <text:p>N1, Nを7x7のべき零行列とする。</text:p>
            <text:p>平鍋さんの図と同じようにN1に対応する基底を以下のように表す。</text:p>
          </draw:text-box>
        </draw:frame>
        <draw:frame draw:style-name="gr1" draw:layer="layout" svg:width="23.6cm" svg:height="3.022cm" svg:x="1.4cm" svg:y="7.837cm">
          <draw:text-box>
            <text:p>この表記から</text:p>
            <text:p>・N1^3=0</text:p>
            <text:p>・r1'=4,r2'=2,r3'=1</text:p>
            <text:p>となる。これが平方根になりうるNを考える。</text:p>
          </draw:text-box>
        </draw:frame>
        <draw:frame draw:style-name="gr1" draw:layer="layout" svg:width="2cm" svg:height="0.963cm" svg:x="1.4cm" svg:y="13.037cm">
          <draw:text-box>
            <text:p>N ⇒</text:p>
          </draw:text-box>
        </draw:frame>
        <draw:frame draw:style-name="gr1" draw:text-style-name="P1" draw:layer="layout" svg:width="2cm" svg:height="0.963cm" svg:x="7.4cm" svg:y="14cm">
          <draw:text-box>
            <text:p text:style-name="P1"><text:span text:style-name="T1">e2</text:span></text:p>
          </draw:text-box>
        </draw:frame>
        <draw:frame draw:style-name="gr1" draw:text-style-name="P1" draw:layer="layout" svg:width="2cm" svg:height="0.963cm" svg:x="4cm" svg:y="13.963cm">
          <draw:text-box>
            <text:p text:style-name="P1"><text:span text:style-name="T1">e1</text:span></text:p>
          </draw:text-box>
        </draw:frame>
        <draw:frame draw:style-name="gr1" draw:text-style-name="P1" draw:layer="layout" svg:width="2cm" svg:height="0.963cm" svg:x="4cm" svg:y="12cm">
          <draw:text-box>
            <text:p text:style-name="P1"><text:span text:style-name="T1">e3</text:span></text:p>
          </draw:text-box>
        </draw:frame>
        <draw:frame draw:style-name="gr1" draw:text-style-name="P2" draw:layer="layout" svg:width="2cm" svg:height="0.963cm" svg:x="13cm" svg:y="14cm">
          <draw:text-box>
            <text:p text:style-name="P2"><text:span text:style-name="T2">e4</text:span></text:p>
          </draw:text-box>
        </draw:frame>
        <draw:frame draw:style-name="gr1" draw:text-style-name="P2" draw:layer="layout" svg:width="2cm" svg:height="0.963cm" svg:x="10cm" svg:y="13.963cm">
          <draw:text-box>
            <text:p text:style-name="P2"><text:span text:style-name="T2">e5</text:span></text:p>
          </draw:text-box>
        </draw:frame>
        <draw:frame draw:style-name="gr1" draw:text-style-name="P3" draw:layer="layout" svg:width="2cm" svg:height="0.963cm" svg:x="15.6cm" svg:y="14cm">
          <draw:text-box>
            <text:p text:style-name="P3"><text:span text:style-name="T3">e6</text:span></text:p>
          </draw:text-box>
        </draw:frame>
        <draw:frame draw:style-name="gr1" draw:text-style-name="P3" draw:layer="layout" svg:width="2cm" svg:height="0.963cm" svg:x="18.2cm" svg:y="14cm">
          <draw:text-box>
            <text:p text:style-name="P3"><text:span text:style-name="T3">e7</text:span></text:p>
          </draw:text-box>
        </draw:frame>
        <draw:rect draw:style-name="gr3" draw:text-style-name="P4" draw:layer="layout" svg:width="10cm" svg:height="0.963cm" svg:x="4.2cm" svg:y="6.4cm">
          <text:p/>
        </draw:rect>
        <draw:rect draw:style-name="gr3" draw:text-style-name="P4" draw:layer="layout" svg:width="5cm" svg:height="0.963cm" svg:x="4.2cm" svg:y="4.6cm">
          <text:p/>
        </draw:rect>
        <draw:rect draw:style-name="gr3" draw:text-style-name="P4" draw:layer="layout" svg:width="10.6cm" svg:height="3.363cm" svg:x="4cm" svg:y="4.237cm">
          <text:p/>
        </draw:rect>
        <draw:rect draw:style-name="gr3" draw:text-style-name="P4" draw:layer="layout" svg:width="11.2cm" svg:height="5.437cm" svg:x="3.8cm" svg:y="2.4cm">
          <text:p/>
        </draw:rect>
        <draw:rect draw:style-name="gr3" draw:text-style-name="P4" draw:layer="layout" svg:width="2.6cm" svg:height="0.963cm" svg:x="4cm" svg:y="2.637cm">
          <text:p/>
        </draw:rect>
        <draw:line draw:style-name="gr4" draw:text-style-name="P4" draw:layer="layout" svg:x1="16.2cm" svg:y1="6cm" svg:x2="14.2cm" svg:y2="7cm">
          <text:p/>
        </draw:line>
        <draw:frame draw:style-name="gr5" draw:layer="layout" svg:width="9.6cm" svg:height="1.163cm" svg:x="21.2cm" svg:y="13.037cm">
          <draw:text-box>
            <text:p>r1=m1(=m1-m0=m1-0)</text:p>
          </draw:text-box>
        </draw:frame>
        <draw:line draw:style-name="gr4" draw:text-style-name="P4" draw:layer="layout" svg:x1="16.335cm" svg:y1="4.2cm" svg:x2="9.2cm" svg:y2="5.2cm">
          <text:p/>
        </draw:line>
        <draw:frame draw:style-name="gr5" draw:layer="layout" svg:width="6.865cm" svg:height="1.163cm" svg:x="16.735cm" svg:y="3.637cm">
          <draw:text-box>
            <text:p>r2'=m2'-m1'</text:p>
          </draw:text-box>
        </draw:frame>
        <draw:line draw:style-name="gr4" draw:text-style-name="P4" draw:layer="layout" svg:x1="21.2cm" svg:y1="13.6cm" svg:x2="19.6cm" svg:y2="14.4cm">
          <text:p/>
        </draw:line>
        <draw:line draw:style-name="gr4" draw:text-style-name="P4" draw:layer="layout" svg:x1="16.4cm" svg:y1="2.8cm" svg:x2="6.6cm" svg:y2="3.11cm">
          <text:p/>
        </draw:line>
        <draw:frame draw:style-name="gr6" draw:layer="layout" svg:width="4.2cm" svg:height="1.675cm" svg:x="16.8cm" svg:y="2.237cm">
          <draw:text-box>
            <text:p>r3'=m3'-m2'</text:p>
          </draw:text-box>
        </draw:frame>
        <draw:line draw:style-name="gr4" draw:text-style-name="P4" draw:layer="layout" svg:x1="16.335cm" svg:y1="5.2cm" svg:x2="14.6cm" svg:y2="5.6cm">
          <text:p/>
        </draw:line>
        <draw:frame draw:style-name="gr5" draw:layer="layout" svg:width="6.865cm" svg:height="1.163cm" svg:x="16.735cm" svg:y="4.637cm">
          <draw:text-box>
            <text:p>m2'</text:p>
          </draw:text-box>
        </draw:frame>
        <draw:line draw:style-name="gr4" draw:text-style-name="P4" draw:layer="layout" svg:x1="16.335cm" svg:y1="3.6cm" svg:x2="15cm" svg:y2="4cm">
          <text:p/>
        </draw:line>
        <draw:frame draw:style-name="gr5" draw:layer="layout" svg:width="6.865cm" svg:height="1.163cm" svg:x="16.735cm" svg:y="3.037cm">
          <draw:text-box>
            <text:p>m3'</text:p>
          </draw:text-box>
        </draw:frame>
        <draw:rect draw:style-name="gr3" draw:text-style-name="P4" draw:layer="layout" svg:width="15.6cm" svg:height="0.963cm" svg:x="4cm" svg:y="14cm">
          <text:p/>
        </draw:rect>
        <draw:rect draw:style-name="gr3" draw:text-style-name="P4" draw:layer="layout" svg:width="1.6cm" svg:height="0.963cm" svg:x="3.8cm" svg:y="12cm">
          <text:p/>
        </draw:rect>
        <draw:rect draw:style-name="gr3" draw:text-style-name="P4" draw:layer="layout" svg:width="15.6cm" svg:height="0.963cm" svg:x="4cm" svg:y="14.001cm">
          <text:p/>
        </draw:rect>
        <draw:rect draw:style-name="gr3" draw:text-style-name="P4" draw:layer="layout" svg:width="16.4cm" svg:height="3.837cm" svg:x="3.4cm" svg:y="11.563cm">
          <text:p/>
        </draw:rect>
        <draw:rect draw:style-name="gr3" draw:text-style-name="P4" draw:layer="layout" svg:width="11.2cm" svg:height="5.437cm" svg:x="3.8cm" svg:y="2.401cm">
          <text:p/>
        </draw:rect>
        <draw:rect draw:style-name="gr3" draw:text-style-name="P4" draw:layer="layout" svg:width="11.2cm" svg:height="5.437cm" svg:x="3.8cm" svg:y="2.401cm">
          <text:p/>
        </draw:rect>
        <draw:frame draw:style-name="gr5" draw:layer="layout" svg:width="9.6cm" svg:height="1.675cm" svg:x="21.2cm" svg:y="10.037cm">
          <draw:text-box>
            <text:p>r2=m2-m1</text:p>
            <text:p>r2=1で奇数。</text:p>
          </draw:text-box>
        </draw:frame>
        <draw:line draw:style-name="gr4" draw:text-style-name="P4" draw:layer="layout" svg:x1="21.2cm" svg:y1="10.4cm" svg:x2="5.4cm" svg:y2="12.4cm">
          <text:p/>
        </draw:line>
        <draw:frame draw:style-name="gr5" draw:layer="layout" svg:width="9.6cm" svg:height="1.163cm" svg:x="16.735cm" svg:y="5.637cm">
          <draw:text-box>
            <text:p>r1'=m1'(=m1'-m0'=m1'-0)</text:p>
          </draw:text-box>
        </draw:frame>
        <draw:frame draw:style-name="gr5" draw:layer="layout" svg:width="9.6cm" svg:height="1.675cm" svg:x="21.2cm" svg:y="13.038cm">
          <draw:text-box>
            <text:p>r1=m1(=m1-m0=m1-0)</text:p>
            <text:p>r1は6で偶数。</text:p>
          </draw:text-box>
        </draw:frame>
        <draw:frame draw:style-name="gr5" draw:layer="layout" svg:width="6.865cm" svg:height="1.163cm" svg:x="21.335cm" svg:y="11.8cm">
          <draw:text-box>
            <text:p>m2</text:p>
          </draw:text-box>
        </draw:frame>
        <draw:line draw:style-name="gr4" draw:text-style-name="P4" draw:layer="layout" svg:x1="21.335cm" svg:y1="12.4cm" svg:x2="19.8cm" svg:y2="12.8cm">
          <text:p/>
        </draw:line>
        <draw:frame draw:style-name="gr7" draw:text-style-name="P5" draw:layer="layout" svg:width="3.838cm" svg:height="0.963cm" svg:x="0.913cm" svg:y="0.114cm">
          <draw:text-box>
            <text:p text:style-name="P5">成り立つ例1</text:p>
          </draw:text-box>
        </draw:frame>
        <draw:frame draw:style-name="gr8" draw:layer="layout" svg:width="8cm" svg:height="1cm" svg:x="18.6cm" svg:y="9cm">
          <draw:text-box>
            <text:p>*r3は0で偶数と考えられる。</text:p>
          </draw:text-box>
        </draw:frame>
        <draw:frame draw:style-name="gr7" draw:layer="layout" svg:width="23.121cm" svg:height="2.387cm" svg:x="2.6cm" svg:y="15.802cm">
          <draw:text-box>
            <text:p>NをN1に戻すにはr3'=1≦r2'=2≦r1/2=3とすることになるが、</text:p>
            <text:p>r3'=1≦r2'=<text:span text:style-name="T1">3</text:span>≦r1/2=3でも成立。(解答の証明の流れはこのように対応させられることを</text:p>
            <text:p>言っている。)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 text:style-name="P6">N1 ⇒</text:p>
          </draw:text-box>
        </draw:frame>
        <draw:frame draw:style-name="gr1" draw:text-style-name="P7" draw:layer="layout" svg:width="2cm" svg:height="0.963cm" svg:x="4.2cm" svg:y="6.437cm">
          <draw:text-box>
            <text:p text:style-name="P7"><text:span text:style-name="T1">e1</text:span></text:p>
          </draw:text-box>
        </draw:frame>
        <draw:frame draw:style-name="gr1" draw:text-style-name="P7" draw:layer="layout" svg:width="2cm" svg:height="0.963cm" svg:x="4.2cm" svg:y="4.6cm">
          <draw:text-box>
            <text:p text:style-name="P7"><text:span text:style-name="T1">e2</text:span></text:p>
          </draw:text-box>
        </draw:frame>
        <draw:frame draw:style-name="gr1" draw:text-style-name="P7" draw:layer="layout" svg:width="2cm" svg:height="0.963cm" svg:x="4.2cm" svg:y="2.637cm">
          <draw:text-box>
            <text:p text:style-name="P7"><text:span text:style-name="T1">e3</text:span></text:p>
          </draw:text-box>
        </draw:frame>
        <draw:frame draw:style-name="gr1" draw:text-style-name="P8" draw:layer="layout" svg:width="2cm" svg:height="0.963cm" svg:x="7.3cm" svg:y="6.4cm">
          <draw:text-box>
            <text:p text:style-name="P8"><text:span text:style-name="T2">e4</text:span></text:p>
          </draw:text-box>
        </draw:frame>
        <draw:frame draw:style-name="gr1" draw:text-style-name="P8" draw:layer="layout" svg:width="2cm" svg:height="0.963cm" svg:x="7.4cm" svg:y="4.6cm">
          <draw:text-box>
            <text:p text:style-name="P8"><text:span text:style-name="T2">e5</text:span></text:p>
          </draw:text-box>
        </draw:frame>
        <draw:frame draw:style-name="gr1" draw:text-style-name="P8" draw:layer="layout" svg:width="2cm" svg:height="0.963cm" svg:x="10.4cm" svg:y="6.4cm">
          <draw:text-box>
            <text:p text:style-name="P8"><text:span text:style-name="T2">e6</text:span></text:p>
          </draw:text-box>
        </draw:frame>
        <draw:frame draw:style-name="gr1" draw:text-style-name="P8" draw:layer="layout" svg:width="2cm" svg:height="0.963cm" svg:x="10.4cm" svg:y="4.637cm">
          <draw:text-box>
            <text:p text:style-name="P8">e7</text:p>
          </draw:text-box>
        </draw:frame>
        <draw:frame draw:style-name="gr2" draw:text-style-name="P9" draw:layer="layout" svg:width="24.4cm" svg:height="2.31cm" svg:x="1.4cm" svg:y="0.8cm">
          <draw:text-box>
            <text:p text:style-name="P9">つまり、平方根は以下のようにも取れる。</text:p>
          </draw:text-box>
        </draw:frame>
        <draw:rect draw:style-name="gr3" draw:text-style-name="P4" draw:layer="layout" svg:width="7.8cm" svg:height="0.963cm" svg:x="4.2cm" svg:y="6.4cm">
          <text:p/>
        </draw:rect>
        <draw:rect draw:style-name="gr3" draw:text-style-name="P4" draw:layer="layout" svg:width="7.8cm" svg:height="0.963cm" svg:x="4.2cm" svg:y="4.6cm">
          <text:p/>
        </draw:rect>
        <draw:rect draw:style-name="gr3" draw:text-style-name="P4" draw:layer="layout" svg:width="10.6cm" svg:height="3.363cm" svg:x="4cm" svg:y="4.237cm">
          <text:p/>
        </draw:rect>
        <draw:rect draw:style-name="gr3" draw:text-style-name="P4" draw:layer="layout" svg:width="11.2cm" svg:height="5.437cm" svg:x="3.8cm" svg:y="2.4cm">
          <text:p/>
        </draw:rect>
        <draw:rect draw:style-name="gr3" draw:text-style-name="P4" draw:layer="layout" svg:width="2.6cm" svg:height="0.963cm" svg:x="4cm" svg:y="2.637cm">
          <text:p/>
        </draw:rect>
        <draw:line draw:style-name="gr4" draw:text-style-name="P4" draw:layer="layout" svg:x1="16.2cm" svg:y1="6cm" svg:x2="12cm" svg:y2="6.8cm">
          <text:p/>
        </draw:line>
        <draw:line draw:style-name="gr4" draw:text-style-name="P4" draw:layer="layout" svg:x1="16.335cm" svg:y1="4.2cm" svg:x2="12cm" svg:y2="5.2cm">
          <text:p/>
        </draw:line>
        <draw:frame draw:style-name="gr5" draw:text-style-name="P6" draw:layer="layout" svg:width="6.865cm" svg:height="1.163cm" svg:x="16.735cm" svg:y="3.637cm">
          <draw:text-box>
            <text:p text:style-name="P6">r2'=m2'-m1'</text:p>
          </draw:text-box>
        </draw:frame>
        <draw:line draw:style-name="gr4" draw:text-style-name="P4" draw:layer="layout" svg:x1="16.4cm" svg:y1="2.8cm" svg:x2="6.6cm" svg:y2="3.11cm">
          <text:p/>
        </draw:line>
        <draw:frame draw:style-name="gr6" draw:text-style-name="P6" draw:layer="layout" svg:width="4.2cm" svg:height="1.675cm" svg:x="16.8cm" svg:y="2.237cm">
          <draw:text-box>
            <text:p text:style-name="P6">r3'=m3'-m2'</text:p>
          </draw:text-box>
        </draw:frame>
        <draw:line draw:style-name="gr4" draw:text-style-name="P4" draw:layer="layout" svg:x1="16.335cm" svg:y1="5.2cm" svg:x2="14.6cm" svg:y2="5.6cm">
          <text:p/>
        </draw:line>
        <draw:frame draw:style-name="gr5" draw:text-style-name="P6" draw:layer="layout" svg:width="6.865cm" svg:height="1.163cm" svg:x="16.735cm" svg:y="4.637cm">
          <draw:text-box>
            <text:p text:style-name="P6">m2'</text:p>
          </draw:text-box>
        </draw:frame>
        <draw:line draw:style-name="gr4" draw:text-style-name="P4" draw:layer="layout" svg:x1="16.335cm" svg:y1="3.6cm" svg:x2="15cm" svg:y2="4cm">
          <text:p/>
        </draw:line>
        <draw:frame draw:style-name="gr5" draw:text-style-name="P6" draw:layer="layout" svg:width="6.865cm" svg:height="1.163cm" svg:x="16.735cm" svg:y="3.037cm">
          <draw:text-box>
            <text:p text:style-name="P6">m3'</text:p>
          </draw:text-box>
        </draw:frame>
        <draw:rect draw:style-name="gr3" draw:text-style-name="P4" draw:layer="layout" svg:width="11.2cm" svg:height="5.437cm" svg:x="3.8cm" svg:y="2.401cm">
          <text:p/>
        </draw:rect>
        <draw:rect draw:style-name="gr3" draw:text-style-name="P4" draw:layer="layout" svg:width="11.2cm" svg:height="5.437cm" svg:x="3.8cm" svg:y="2.401cm">
          <text:p/>
        </draw:rect>
        <draw:frame draw:style-name="gr5" draw:text-style-name="P6" draw:layer="layout" svg:width="9.6cm" svg:height="1.163cm" svg:x="16.735cm" svg:y="5.637cm">
          <draw:text-box>
            <text:p text:style-name="P6">r1'=m1'(=m1'-m0'=m1'-0)</text:p>
          </draw:text-box>
        </draw:frame>
        <draw:frame draw:style-name="gr2" draw:text-style-name="P9" draw:layer="layout" svg:width="24.4cm" svg:height="6.505cm" svg:x="1.6cm" svg:y="9.29cm">
          <draw:text-box>
            <text:p text:style-name="P9">r2は1で奇数だがr3は0で偶数になる。</text:p>
            <text:p text:style-name="P9">解答の流れではこのときは個数を半分にしてr_(2i-1)'に一つ多く配置するように言っている。</text:p>
            <text:p text:style-name="P9">そのため、r3'に1個、r4'に0個にすることで、成り立つ。</text:p>
            <text:p text:style-name="P9"/>
            <text:p text:style-name="P9">r_(i+1)に関して、それが偶数であれば半分にすることができ、その時r_(2i+1)' を考えると、</text:p>
            <text:p text:style-name="P9">r_(i+1)=r_(2i+1)'、r_(2i+2)' = r_(2i+1)' とできる。</text:p>
            <text:p text:style-name="P9">このとき、r_iが奇数だとすると、r_i = r_(i+1) + 1 となり、r_(2i)' = (r_i – 1)/2, r_(2i-1)' = (r_i + 1)/2は、r_(2i+1)' ≦ r_(2i)'を満たす。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6" draw:layer="layout" svg:width="2cm" svg:height="0.963cm" svg:x="1.6cm" svg:y="4.637cm">
          <draw:text-box>
            <text:p text:style-name="P6">N1 ⇒</text:p>
          </draw:text-box>
        </draw:frame>
        <draw:frame draw:style-name="gr1" draw:text-style-name="P7" draw:layer="layout" svg:width="2cm" svg:height="0.963cm" svg:x="4.2cm" svg:y="6.437cm">
          <draw:text-box>
            <text:p text:style-name="P7"><text:span text:style-name="T1">e1</text:span></text:p>
          </draw:text-box>
        </draw:frame>
        <draw:frame draw:style-name="gr1" draw:text-style-name="P7" draw:layer="layout" svg:width="2cm" svg:height="0.963cm" svg:x="4.2cm" svg:y="4.6cm">
          <draw:text-box>
            <text:p text:style-name="P7"><text:span text:style-name="T1">e2</text:span></text:p>
          </draw:text-box>
        </draw:frame>
        <draw:frame draw:style-name="gr1" draw:text-style-name="P7" draw:layer="layout" svg:width="2cm" svg:height="0.963cm" svg:x="4.2cm" svg:y="2.637cm">
          <draw:text-box>
            <text:p text:style-name="P7"><text:span text:style-name="T1">e3</text:span></text:p>
          </draw:text-box>
        </draw:frame>
        <draw:frame draw:style-name="gr1" draw:text-style-name="P11" draw:layer="layout" svg:width="1.4cm" svg:height="0.963cm" svg:x="7.2cm" svg:y="6.4cm">
          <draw:text-box>
            <text:p text:style-name="P11"><text:span text:style-name="T3">e4</text:span></text:p>
          </draw:text-box>
        </draw:frame>
        <draw:frame draw:style-name="gr2" draw:text-style-name="P12" draw:layer="layout" svg:width="24.4cm" svg:height="2.31cm" svg:x="1.4cm" svg:y="0.8cm">
          <draw:text-box>
            <text:p text:style-name="P12">N1, Nを4x4のべき零行列とする。</text:p>
            <text:p text:style-name="P12">平鍋さんの図と同じようにN1に対応する基底を以下のように表す。</text:p>
          </draw:text-box>
        </draw:frame>
        <draw:frame draw:style-name="gr1" draw:text-style-name="P12" draw:layer="layout" svg:width="23.6cm" svg:height="3.022cm" svg:x="1.4cm" svg:y="7.837cm">
          <draw:text-box>
            <text:p text:style-name="P12">この表記から</text:p>
            <text:p text:style-name="P12">・N1^3=0</text:p>
            <text:p text:style-name="P12">・r1'=2,r2'=1,r3'=1</text:p>
            <text:p text:style-name="P12">となる。これが平方根になるNを考える。</text:p>
          </draw:text-box>
        </draw:frame>
        <draw:frame draw:style-name="gr1" draw:text-style-name="P6" draw:layer="layout" svg:width="2cm" svg:height="0.963cm" svg:x="1.4cm" svg:y="13.037cm">
          <draw:text-box>
            <text:p text:style-name="P6">N ⇒</text:p>
          </draw:text-box>
        </draw:frame>
        <draw:frame draw:style-name="gr1" draw:text-style-name="P7" draw:layer="layout" svg:width="2cm" svg:height="0.963cm" svg:x="7.4cm" svg:y="14cm">
          <draw:text-box>
            <text:p text:style-name="P7"><text:span text:style-name="T1">e2</text:span></text:p>
          </draw:text-box>
        </draw:frame>
        <draw:frame draw:style-name="gr1" draw:text-style-name="P7" draw:layer="layout" svg:width="2cm" svg:height="0.963cm" svg:x="4cm" svg:y="13.963cm">
          <draw:text-box>
            <text:p text:style-name="P7"><text:span text:style-name="T1">e1</text:span></text:p>
          </draw:text-box>
        </draw:frame>
        <draw:frame draw:style-name="gr1" draw:text-style-name="P7" draw:layer="layout" svg:width="2cm" svg:height="0.963cm" svg:x="4cm" svg:y="12cm">
          <draw:text-box>
            <text:p text:style-name="P7"><text:span text:style-name="T1">e3</text:span></text:p>
          </draw:text-box>
        </draw:frame>
        <draw:frame draw:style-name="gr1" draw:text-style-name="P11" draw:layer="layout" svg:width="2cm" svg:height="0.963cm" svg:x="9.2cm" svg:y="14.001cm">
          <draw:text-box>
            <text:p text:style-name="P11"><text:span text:style-name="T3">e4</text:span></text:p>
          </draw:text-box>
        </draw:frame>
        <draw:rect draw:style-name="gr3" draw:text-style-name="P4" draw:layer="layout" svg:width="5cm" svg:height="0.963cm" svg:x="4.2cm" svg:y="6.4cm">
          <text:p/>
        </draw:rect>
        <draw:rect draw:style-name="gr3" draw:text-style-name="P4" draw:layer="layout" svg:width="2.4cm" svg:height="0.963cm" svg:x="4.2cm" svg:y="4.6cm">
          <text:p/>
        </draw:rect>
        <draw:rect draw:style-name="gr3" draw:text-style-name="P4" draw:layer="layout" svg:width="5.4cm" svg:height="3.363cm" svg:x="4cm" svg:y="4.237cm">
          <text:p/>
        </draw:rect>
        <draw:rect draw:style-name="gr3" draw:text-style-name="P4" draw:layer="layout" svg:width="2.6cm" svg:height="0.963cm" svg:x="4cm" svg:y="2.637cm">
          <text:p/>
        </draw:rect>
        <draw:line draw:style-name="gr4" draw:text-style-name="P4" draw:layer="layout" svg:x1="16.2cm" svg:y1="6cm" svg:x2="9.2cm" svg:y2="7cm">
          <text:p/>
        </draw:line>
        <draw:frame draw:style-name="gr5" draw:text-style-name="P6" draw:layer="layout" svg:width="9.6cm" svg:height="1.163cm" svg:x="21.2cm" svg:y="13.037cm">
          <draw:text-box>
            <text:p text:style-name="P6">r1=m1(=m1-m0=m1-0)</text:p>
          </draw:text-box>
        </draw:frame>
        <draw:line draw:style-name="gr4" draw:text-style-name="P4" draw:layer="layout" svg:x1="16.735cm" svg:y1="4.2cm" svg:x2="6.6cm" svg:y2="5.2cm">
          <text:p/>
        </draw:line>
        <draw:frame draw:style-name="gr5" draw:text-style-name="P6" draw:layer="layout" svg:width="6.865cm" svg:height="1.163cm" svg:x="16.735cm" svg:y="3.637cm">
          <draw:text-box>
            <text:p text:style-name="P6">r2'=m2'-m1'</text:p>
          </draw:text-box>
        </draw:frame>
        <draw:line draw:style-name="gr4" draw:text-style-name="P4" draw:layer="layout" svg:x1="21.2cm" svg:y1="13.6cm" svg:x2="10.8cm" svg:y2="14.4cm">
          <text:p/>
        </draw:line>
        <draw:line draw:style-name="gr4" draw:text-style-name="P4" draw:layer="layout" svg:x1="16.4cm" svg:y1="2.8cm" svg:x2="6.6cm" svg:y2="3.11cm">
          <text:p/>
        </draw:line>
        <draw:frame draw:style-name="gr6" draw:text-style-name="P6" draw:layer="layout" svg:width="4.2cm" svg:height="1.675cm" svg:x="16.8cm" svg:y="2.237cm">
          <draw:text-box>
            <text:p text:style-name="P6">r3'=m3'-m2'</text:p>
          </draw:text-box>
        </draw:frame>
        <draw:line draw:style-name="gr4" draw:text-style-name="P4" draw:layer="layout" svg:x1="16.335cm" svg:y1="5.2cm" svg:x2="9.4cm" svg:y2="6cm">
          <text:p/>
        </draw:line>
        <draw:frame draw:style-name="gr5" draw:text-style-name="P6" draw:layer="layout" svg:width="6.865cm" svg:height="1.163cm" svg:x="16.735cm" svg:y="4.637cm">
          <draw:text-box>
            <text:p text:style-name="P6">m2'</text:p>
          </draw:text-box>
        </draw:frame>
        <draw:line draw:style-name="gr4" draw:text-style-name="P4" draw:layer="layout" svg:x1="16.335cm" svg:y1="3.6cm" svg:x2="9.8cm" svg:y2="3.8cm">
          <text:p/>
        </draw:line>
        <draw:frame draw:style-name="gr5" draw:text-style-name="P6" draw:layer="layout" svg:width="6.865cm" svg:height="1.163cm" svg:x="16.735cm" svg:y="3.037cm">
          <draw:text-box>
            <text:p text:style-name="P6">m3'</text:p>
          </draw:text-box>
        </draw:frame>
        <draw:rect draw:style-name="gr3" draw:text-style-name="P4" draw:layer="layout" svg:width="1.6cm" svg:height="0.963cm" svg:x="3.8cm" svg:y="12cm">
          <text:p/>
        </draw:rect>
        <draw:rect draw:style-name="gr3" draw:text-style-name="P4" draw:layer="layout" svg:width="6.8cm" svg:height="0.963cm" svg:x="4cm" svg:y="14.001cm">
          <text:p/>
        </draw:rect>
        <draw:rect draw:style-name="gr3" draw:text-style-name="P4" draw:layer="layout" svg:width="8.2cm" svg:height="3.837cm" svg:x="3.4cm" svg:y="11.563cm">
          <text:p/>
        </draw:rect>
        <draw:rect draw:style-name="gr3" draw:text-style-name="P4" draw:layer="layout" svg:width="6cm" svg:height="5.437cm" svg:x="3.8cm" svg:y="2.401cm">
          <text:p/>
        </draw:rect>
        <draw:frame draw:style-name="gr5" draw:text-style-name="P6" draw:layer="layout" svg:width="9.6cm" svg:height="1.163cm" svg:x="21.2cm" svg:y="10.637cm">
          <draw:text-box>
            <text:p text:style-name="P6">r2=m2-m1</text:p>
          </draw:text-box>
        </draw:frame>
        <draw:line draw:style-name="gr4" draw:text-style-name="P4" draw:layer="layout" svg:x1="21.2cm" svg:y1="11.2cm" svg:x2="5.4cm" svg:y2="12.4cm">
          <text:p/>
        </draw:line>
        <draw:frame draw:style-name="gr5" draw:text-style-name="P6" draw:layer="layout" svg:width="9.6cm" svg:height="1.163cm" svg:x="16.735cm" svg:y="5.637cm">
          <draw:text-box>
            <text:p text:style-name="P6">r1'=m1'(=m1'-m0'=m1'-0)</text:p>
          </draw:text-box>
        </draw:frame>
        <draw:frame draw:style-name="gr5" draw:text-style-name="P6" draw:layer="layout" svg:width="9.6cm" svg:height="1.163cm" svg:x="21.2cm" svg:y="13.038cm">
          <draw:text-box>
            <text:p text:style-name="P6">r1=m1(=m1-m0=m1-0)</text:p>
          </draw:text-box>
        </draw:frame>
        <draw:frame draw:style-name="gr5" draw:text-style-name="P6" draw:layer="layout" svg:width="6.865cm" svg:height="1.163cm" svg:x="21.335cm" svg:y="11.8cm">
          <draw:text-box>
            <text:p text:style-name="P6">m2</text:p>
          </draw:text-box>
        </draw:frame>
        <draw:line draw:style-name="gr4" draw:text-style-name="P4" draw:layer="layout" svg:x1="21.335cm" svg:y1="12.4cm" svg:x2="11.6cm" svg:y2="13.2cm">
          <text:p/>
        </draw:line>
        <draw:frame draw:style-name="gr7" draw:text-style-name="P13" draw:layer="layout" svg:width="3.838cm" svg:height="0.963cm" svg:x="0.913cm" svg:y="0.114cm">
          <draw:text-box>
            <text:p text:style-name="P13">成り立つ例2</text:p>
          </draw:text-box>
        </draw:frame>
        <draw:frame draw:style-name="gr10" draw:layer="layout" svg:width="17.161cm" svg:height="2.233cm" svg:x="2.8cm" svg:y="16.4cm">
          <draw:text-box>
            <text:p>r1, r2ともに奇数のとき、r1 ≧ r2+2であれば、N1を構成できる。</text:p>
            <text:p/>
            <text:p>そうでないときは構成できない。⇒これが条件。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9T12:56:00.97</meta:creation-date>
    <meta:editing-duration>PT1H19M33S</meta:editing-duration>
    <meta:editing-cycles>5</meta:editing-cycles>
    <dc:date>2021-08-29T14:15:28.86</dc:date>
    <meta:generator>OpenOffice/4.1.6$Win32 OpenOffice.org_project/416m1$Build-9790</meta:generator>
    <meta:document-statistic meta:object-count="142"/>
  </office:meta>
</office:document-meta>
</file>